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B000000D6C1C5F9CD9584DE99.png" manifest:media-type="image/png"/>
  <manifest:file-entry manifest:full-path="Pictures/100002010000012C0000012CB055B6D6FC4BE5C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35cm" fo:min-width="16.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15cm" fo:min-width="3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cm" svg:height="7.6cm" svg:x="2.1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65cm" svg:height="2.965cm" svg:x="8.9cm" svg:y="2.3cm">
          <draw:image xlink:href="Pictures/100002010000012C0000012CB055B6D6FC4BE5C0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ontainer</text:p>
            <text:p text:style-name="P2">Repository</text:p>
          </draw:image>
        </draw:frame>
        <draw:frame draw:style-name="gr3" draw:text-style-name="P2" draw:layer="layout" svg:width="1.76cm" svg:height="1.603cm" svg:x="3.7cm" svg:y="2.097cm">
          <draw:image xlink:href="Pictures/10000201000000EB000000D6C1C5F9CD9584DE99.png" xlink:type="simple" xlink:show="embed" xlink:actuate="onLoad">
            <text:p/>
          </draw:image>
        </draw:frame>
        <draw:custom-shape draw:style-name="gr4" draw:text-style-name="P3" draw:layer="layout" svg:width="3.8cm" svg:height="4.4cm" svg:x="2.6cm" svg:y="1.7cm">
          <text:p text:style-name="P2"/>
          <text:p text:style-name="P2"/>
          <text:p text:style-name="P2">Container</text:p>
          <text:p text:style-name="P2">build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6cm" svg:height="1.603cm" svg:x="15.3cm" svg:y="2.097cm">
          <draw:image xlink:href="Pictures/10000201000000EB000000D6C1C5F9CD9584DE99.png" xlink:type="simple" xlink:show="embed" xlink:actuate="onLoad">
            <text:p/>
          </draw:image>
        </draw:frame>
        <draw:custom-shape draw:style-name="gr4" draw:text-style-name="P3" draw:layer="layout" svg:width="3.8cm" svg:height="4.4cm" svg:x="14.2cm" svg:y="1.7cm">
          <text:p text:style-name="P2"/>
          <text:p text:style-name="P2"/>
          <text:p text:style-name="P2">Clai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5cm" svg:y1="3.7cm" svg:x2="9cm" svg:y2="3.7cm">
          <text:p/>
        </draw:line>
        <draw:line draw:style-name="gr5" draw:text-style-name="P3" draw:layer="layout" svg:x1="11.7cm" svg:y1="3.2cm" svg:x2="14.2cm" svg:y2="3.2cm">
          <text:p/>
        </draw:line>
        <draw:line draw:style-name="gr5" draw:text-style-name="P3" draw:layer="layout" svg:x1="14.2cm" svg:y1="4.5cm" svg:x2="11.7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1:11:55.580282558</meta:creation-date>
    <dc:date>2017-04-20T11:19:28.862921335</dc:date>
    <meta:editing-duration>PT7M32S</meta:editing-duration>
    <meta:editing-cycles>2</meta:editing-cycles>
    <meta:generator>LibreOffice/5.2.3.3$Linux_X86_64 LibreOffice_project/20m0$Build-3</meta:generator>
    <meta:document-statistic meta:object-count="9"/>
  </office:meta>
</office:document-meta>
</file>